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Propriétés</text:p>
          </table:table-cell>
          <table:table-cell office:value-type="string" calcext:value-type="string">
            <text:p>Colonne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aille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1" table:number-rows-spanned="6">
            <text:p>users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mot de pass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pseudo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prénom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nom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1" table:number-rows-spanned="4">
            <text:p>beer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beer_id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degrés d’alcool</text:p>
          </table:table-cell>
          <table:table-cell office:value-type="string" calcext:value-type="string">
            <text:p>abv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indice d’amertume</text:p>
          </table:table-cell>
          <table:table-cell office:value-type="string" calcext:value-type="string">
            <text:p>ibu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7">
            <text:p>brewerie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brewery_id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adress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pay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desc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en du site web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ARCHAR</text:p>
          </table:table-cell>
          <table:table-cell office:value-type="float" office:value="2048" calcext:value-type="float">
            <text:p>2048</text:p>
          </table:table-cell>
          <table:table-cell table:number-columns-repeated="16379"/>
        </table:table-row>
        <table:table-row table:style-name="ro1">
          <table:covered-table-cell/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1" table:number-rows-spanned="3">
            <text:p>category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covered-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review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review_id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mentair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date de création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avorite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favorite_id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2">
            <text:p>photo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photo_id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url de l’imag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float" office:value="2048" calcext:value-type="float">
            <text:p>2048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1" table:number-rows-spanned="2">
            <text:p>ingredie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ingredient_id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er_ingredie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beer_ingredient_id</text:p>
          </table:table-cell>
          <table:table-cell office:value-type="string" calcext:value-type="string">
            <text:p>INTEGER</text:p>
          </table:table-cell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8:27:42.207371590</meta:creation-date>
    <dc:date>2024-11-20T18:52:46.706310167</dc:date>
    <meta:editing-duration>PT1M36S</meta:editing-duration>
    <meta:editing-cycles>1</meta:editing-cycles>
    <meta:generator>LibreOffice/24.8.3.2$Linux_X86_64 LibreOffice_project/e14c9fdd1f585efcbb2c5363087a99d20928d522</meta:generator>
    <meta:document-statistic meta:table-count="1" meta:cell-count="114" meta:object-count="0"/>
  </office:meta>
</office:document-meta>
</file>